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.49489583333333cm"/>
    </style:style>
    <style:style style:name="co3" style:family="table-column">
      <style:table-column-properties fo:break-before="auto" style:column-width="1.52135416666667cm"/>
    </style:style>
    <style:style style:name="co4" style:family="table-column">
      <style:table-column-properties fo:break-before="auto" style:column-width="5.3578125cm"/>
    </style:style>
    <style:style style:name="co5" style:family="table-column">
      <style:table-column-properties fo:break-before="auto" style:column-width="2.68552083333333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20.6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1017" table:default-cell-style-name="ce1"/>
        <table:table-column table:style-name="co7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3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3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3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banner(Scores *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string" table:style-name="ce10">
            <text:p>use touppper(name)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score-&gt;player[i]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score-&gt;* Player player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score-&gt;* Player player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RCC RCCD</meta:initial-creator>
    <dc:creator>DanYell</dc:creator>
    <meta:creation-date>2018-04-17T08:30:24Z</meta:creation-date>
    <dc:date>2022-10-27T08:52:17Z</dc:date>
    <meta:editing-cycles>13</meta:editing-cycles>
    <meta:editing-duration>PT2003S</meta:editing-duration>
  </office:meta>
</office:document-meta>
</file>